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6_tuning" table:style-name="ta1">
        <table:shapes>
          <draw:frame draw:z-index="0" draw:style-name="gr1" draw:text-style-name="P1" svg:width="6.2988in" svg:height="3.5429in" svg:x="5.6827in" svg:y="0.1335in">
            <draw:object draw:notify-on-update-of-ranges="M_201028_FU_M10_T6_tuning.B1:M_201028_FU_M10_T6_tuning.B1 M_201028_FU_M10_T6_tuning.B2:M_201028_FU_M10_T6_tuning.B21 M_201028_FU_M10_T6_tuning.E1:M_201028_FU_M10_T6_tuning.E1 M_201028_FU_M10_T6_tuning.E2:M_201028_FU_M10_T6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6409604574767" calcext:value-type="float">
            <text:p>-0.016409604574767</text:p>
          </table:table-cell>
          <table:table-cell office:value-type="float" office:value="-7.30199281695545" calcext:value-type="float">
            <text:p>-7.3019928169554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58417611450143" calcext:value-type="float">
            <text:p>-0.015841761145014</text:p>
          </table:table-cell>
          <table:table-cell office:value-type="float" office:value="-7.47183184847318" calcext:value-type="float">
            <text:p>-7.4718318484731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0478770338757" calcext:value-type="float">
            <text:p>-0.019047877033876</text:p>
          </table:table-cell>
          <table:table-cell office:value-type="float" office:value="-7.60758426365858" calcext:value-type="float">
            <text:p>-7.6075842636585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6599258474608" calcext:value-type="float">
            <text:p>-0.017659925847461</text:p>
          </table:table-cell>
          <table:table-cell office:value-type="float" office:value="-7.71934489609628" calcext:value-type="float">
            <text:p>-7.7193448960962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3827128022063" calcext:value-type="float">
            <text:p>-0.021382712802206</text:p>
          </table:table-cell>
          <table:table-cell office:value-type="float" office:value="-7.8160063246517" calcext:value-type="float">
            <text:p>-7.816006324651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741731428162" calcext:value-type="float">
            <text:p>-0.017741731428162</text:p>
          </table:table-cell>
          <table:table-cell office:value-type="float" office:value="-7.90575422973531" calcext:value-type="float">
            <text:p>-7.9057542297353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64749334625098" calcext:value-type="float">
            <text:p>-0.01647493346251</text:p>
          </table:table-cell>
          <table:table-cell office:value-type="float" office:value="-8.20299619213903" calcext:value-type="float">
            <text:p>-8.2029961921390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4549572593544" calcext:value-type="float">
            <text:p>-0.018454957259355</text:p>
          </table:table-cell>
          <table:table-cell office:value-type="float" office:value="-9.02417663880965" calcext:value-type="float">
            <text:p>-9.0241766388096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0530869595129" calcext:value-type="float">
            <text:p>-0.018053086959513</text:p>
          </table:table-cell>
          <table:table-cell office:value-type="float" office:value="-9.79180358872313" calcext:value-type="float">
            <text:p>-9.79180358872313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6120732222103" calcext:value-type="float">
            <text:p>-0.01761207322221</text:p>
          </table:table-cell>
          <table:table-cell office:value-type="float" office:value="-10.1983346661648" calcext:value-type="float">
            <text:p>-10.198334666164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0839303925616" calcext:value-type="float">
            <text:p>-0.018083930392562</text:p>
          </table:table-cell>
          <table:table-cell office:value-type="float" office:value="-10.4275438562696" calcext:value-type="float">
            <text:p>-10.427543856269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4243772417605" calcext:value-type="float">
            <text:p>-0.017424377241761</text:p>
          </table:table-cell>
          <table:table-cell office:value-type="float" office:value="-10.5746791411695" calcext:value-type="float">
            <text:p>-10.574679141169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7317762652919" calcext:value-type="float">
            <text:p>-0.017731776265292</text:p>
          </table:table-cell>
          <table:table-cell office:value-type="float" office:value="-10.6932827220788" calcext:value-type="float">
            <text:p>-10.693282722078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78439134855386" calcext:value-type="float">
            <text:p>-0.017843913485539</text:p>
          </table:table-cell>
          <table:table-cell office:value-type="float" office:value="-10.7951678954114" calcext:value-type="float">
            <text:p>-10.795167895411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6537878618769" calcext:value-type="float">
            <text:p>-0.019653787861877</text:p>
          </table:table-cell>
          <table:table-cell office:value-type="float" office:value="-10.8852814882267" calcext:value-type="float">
            <text:p>-10.885281488226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1007780616496" calcext:value-type="float">
            <text:p>-0.01910077806165</text:p>
          </table:table-cell>
          <table:table-cell office:value-type="float" office:value="-10.9731607121104" calcext:value-type="float">
            <text:p>-10.973160712110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7961267247854" calcext:value-type="float">
            <text:p>-0.020796126724785</text:p>
          </table:table-cell>
          <table:table-cell office:value-type="float" office:value="-11.1091731237367" calcext:value-type="float">
            <text:p>-11.109173123736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4498935076041" calcext:value-type="float">
            <text:p>-0.019449893507604</text:p>
          </table:table-cell>
          <table:table-cell office:value-type="float" office:value="-11.384051028991" calcext:value-type="float">
            <text:p>-11.38405102899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4922595874765" calcext:value-type="float">
            <text:p>-0.018492259587477</text:p>
          </table:table-cell>
          <table:table-cell office:value-type="float" office:value="-11.7453170422341" calcext:value-type="float">
            <text:p>-11.745317042234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1508191271698" calcext:value-type="float">
            <text:p>-0.01815081912717</text:p>
          </table:table-cell>
          <table:table-cell office:value-type="float" office:value="-12.137827648533" calcext:value-type="float">
            <text:p>-12.137827648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6:41:22.105038164</dc:date>
    <meta:editing-duration>PT48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6_tuning.B1:M_201028_FU_M10_T6_tuning.B21 M_201028_FU_M10_T6_tuning.E1:M_201028_FU_M10_T6_tuning.E21" chart:data-source-has-labels="both" svg:x="0.32cm" svg:y="0.18cm" svg:width="12.376cm" svg:height="8.64cm">
          <chartooo:coordinate-region svg:x="1.524cm" svg:y="0.379cm" svg:width="10.986cm" svg:height="8.242cm"/>
          <chart:axis chart:dimension="x" chart:name="primary-x" chart:style-name="ch4" chartooo:axis-type="auto">
            <chartooo:date-scale/>
            <chart:categories table:cell-range-address="M_201028_FU_M10_T6_tuning.B2:M_201028_FU_M10_T6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6_tuning.E2:M_201028_FU_M10_T6_tuning.E21" chart:label-cell-address="M_201028_FU_M10_T6_tuning.E1:M_201028_FU_M10_T6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6_tuning.E1:M_201028_FU_M10_T6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6_tuning.B2:M_201028_FU_M10_T6_tuning.B21</svg:desc>
                </draw:g>
              </table:table-cell>
              <table:table-cell office:value-type="float" office:value="-0.016409604574767">
                <text:p>-0.016409604574767</text:p>
                <draw:g>
                  <svg:desc>M_201028_FU_M10_T6_tuning.E2:M_201028_FU_M10_T6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158417611450143">
                <text:p>-0.01584176114501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190478770338757">
                <text:p>-0.01904787703387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76599258474608">
                <text:p>-0.01765992584746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213827128022063">
                <text:p>-0.02138271280220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17741731428162">
                <text:p>-0.0177417314281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64749334625098">
                <text:p>-0.01647493346250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184549572593544">
                <text:p>-0.01845495725935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180530869595129">
                <text:p>-0.01805308695951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176120732222103">
                <text:p>-0.01761207322221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180839303925616">
                <text:p>-0.01808393039256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174243772417605">
                <text:p>-0.01742437724176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177317762652919">
                <text:p>-0.01773177626529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178439134855386">
                <text:p>-0.01784391348553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196537878618769">
                <text:p>-0.01965378786187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191007780616496">
                <text:p>-0.01910077806164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207961267247854">
                <text:p>-0.020796126724785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194498935076041">
                <text:p>-0.01944989350760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184922595874765">
                <text:p>-0.01849225958747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181508191271698">
                <text:p>-0.0181508191271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